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608" officeooo:paragraph-rsid="0010e6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атический веб сайт – папка на диске, с сабдиректориями и файлами в них</text:p>
      <text:p text:style-name="P1">запрос к документу на статическом сайте выглядит как <text:a xlink:type="simple" xlink:href="https://domainname.com/images/apnnet.html" text:style-name="Internet_20_link" text:visited-style-name="Visited_20_Internet_20_Link">https://domainname.com/images/apnnet.html</text:a></text:p>
      <text:p text:style-name="P1"/>
      <text:p text:style-name="P1">Веб-приложение, это приложение которое развернуто на веб-сервере (iis, apache, nginx...) </text:p>
      <text:p text:style-name="P1"><text:a xlink:type="simple" xlink:href="https://domainname.com/" text:style-name="Internet_20_link" text:visited-style-name="Visited_20_Internet_20_Link">https://domainname.com</text:a> <text:s/>- получает вебсервер – вебсервер по http адресу /images/245 – вычисляет приложение которому нужно передать запрос, приложение по этому же адресу вычисляет эндпоинт которому нужно передать параметры запроса.</text:p>
      <text:p text:style-name="P1"/>
      <text:p text:style-name="P1">Эндпоинт – это метод C# внутри прилож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9:43:01.322269815</meta:creation-date>
    <dc:date>2025-04-19T19:47:59.315049799</dc:date>
    <meta:editing-duration>PT4M58S</meta:editing-duration>
    <meta:editing-cycles>1</meta:editing-cycles>
    <meta:document-statistic meta:table-count="0" meta:image-count="0" meta:object-count="0" meta:page-count="1" meta:paragraph-count="5" meta:word-count="64" meta:character-count="527" meta:non-whitespace-character-count="462"/>
    <meta:generator>LibreOffice/7.4.7.2$Linux_X86_64 LibreOffice_project/40$Build-2</meta:generator>
  </office:meta>
</office:document-meta>
</file>